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8f50" officeooo:paragraph-rsid="0014e627"/>
    </style:style>
    <style:style style:name="T1" style:family="text">
      <style:text-properties officeooo:rsid="0014e6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inda</text:span></text:p>
      <text:p text:style-name="P1"><text:span text:style-name="T1">es</text:span></text:p>
      <text:p text:style-name="P1"><text:span text:style-name="T1">a</text:span></text:p>
      <text:p text:style-name="P1"><text:span text:style-name="T1">cho</text:span></text:p>
      <text:p text:style-name="P1"><text:span text:style-name="T1">ve</text:span></text:p>
      <text:p text:style-name="P1"><text:span text:style-name="T1">ndo</text:span></text:p>
      <text:p text:style-name="P1">tes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1T15:12:34.962495130</meta:creation-date>
    <dc:date>2021-04-11T15:34:39.076143458</dc:date>
    <meta:editing-duration>PT1M10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7" meta:word-count="7" meta:character-count="20" meta:non-whitespace-character-count="20"/>
  </office:meta>
</office:document-meta>
</file>